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draw:shadow="visible" draw:shadow-offset-x="0.2cm" draw:shadow-offset-y="0.2cm" draw:shadow-color="#c0c0c0" draw:shadow-opacity="30%"/>
    </style:style>
    <style:style style:name="gr2" style:family="graphic" style:parent-style-name="standard">
      <style:graphic-properties draw:stroke="none" draw:textarea-horizontal-align="justify" draw:textarea-vertical-align="middle" draw:auto-grow-height="false" draw:shadow="visible" draw:shadow-offset-x="0.1cm" draw:shadow-offset-y="0.1cm" draw:shadow-opacity="15%"/>
    </style:style>
    <style:style style:name="gr3" style:family="graphic" style:parent-style-name="standard">
      <style:graphic-properties svg:stroke-width="0cm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solid" draw:fill-color="#99ccff" draw:fill-gradient-name="Gradient_20_1" draw:fill-hatch-name="Hatch_20_1" draw:fill-hatch-solid="false" draw:opacity="50%" draw:textarea-horizontal-align="justify" draw:textarea-vertical-align="middle" draw:auto-grow-height="false" draw:shadow="hidden" draw:shadow-offset-x="0.1cm" draw:shadow-offset-y="0.1cm" draw:shadow-opacity="5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="hidden" draw:shadow-offset-x="0.1cm" draw:shadow-offset-y="0.1cm" draw:shadow-opacity="50%"/>
    </style:style>
    <style:style style:name="gr7" style:family="graphic" style:parent-style-name="standard">
      <style:graphic-properties draw:stroke="none" draw:fill="solid" draw:fill-color="#ffcc99" draw:textarea-horizontal-align="justify" draw:textarea-vertical-align="middle" draw:auto-grow-height="false" draw:shadow="visible" draw:shadow-offset-x="0.1cm" draw:shadow-offset-y="0.1cm" draw:shadow-opacity="15%"/>
    </style:style>
    <style:style style:name="gr8" style:family="graphic" style:parent-style-name="standard">
      <style:graphic-properties draw:stroke="none" draw:fill="solid" draw:fill-color="#94bd5e" draw:textarea-horizontal-align="justify" draw:textarea-vertical-align="middle" draw:auto-grow-height="false" draw:shadow="visible" draw:shadow-offset-x="0.1cm" draw:shadow-offset-y="0.1cm" draw:shadow-opacity="15%"/>
    </style:style>
    <style:style style:name="gr9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fo:min-height="0cm" fo:min-width="0cm" fo:wrap-option="no-wrap" draw:shadow="visible" draw:shadow-offset-x="0.2cm" draw:shadow-offset-y="0.2cm" draw:shadow-color="#c0c0c0" draw:shadow-opacity="30%"/>
    </style:style>
    <style:style style:name="gr10" style:family="graphic" style:parent-style-name="standard">
      <style:graphic-properties draw:stroke="none" svg:stroke-color="#000000" draw:fill="solid" draw:fill-color="#ffffff" fo:min-height="0.72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94cm" svg:height="9.25cm" svg:x="0.133cm" svg:y="10.9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494cm" svg:height="9.25cm" svg:x="0.142cm" svg:y="0.8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2cm" svg:height="0.863cm" svg:x="0.363cm" svg:y="4.11cm">
          <text:p text:style-name="P1"><text:span text:style-name="T1">submitter</text:span></text:p>
          <text:p text:style-name="P1"><text:span text:style-name="T2">log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455cm" svg:height="0.909cm" svg:x="3.272cm" svg:y="4.064cm">
          <text:p text:style-name="P1"><text:span text:style-name="T1">submitter</text:span></text:p>
          <text:p text:style-name="P1"><text:span text:style-name="T2">create stu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363cm" svg:y1="4.541cm" svg:x2="3.272cm" svg:y2="4.518cm" draw:start-shape="id1" draw:start-glue-point="1" draw:end-shape="id2" draw:end-glue-point="3" svg:d="m2363 4541c757 0 303-23 909-23">
          <text:p/>
        </draw:connector>
        <draw:custom-shape draw:style-name="gr4" draw:text-style-name="P1" draw:id="id3" draw:layer="layout" svg:width="3.136cm" svg:height="1.182cm" svg:x="7.545cm" svg:y="0.972cm">
          <text:p text:style-name="P1"><text:span text:style-name="T1">submitter</text:span></text:p>
          <text:p text:style-name="P1"><text:span text:style-name="T2">fill out study </text:span></text:p>
          <text:p text:style-name="P1"><text:span text:style-name="T2">questionna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5.727cm" svg:y1="4.518cm" svg:x2="7.545cm" svg:y2="1.563cm" draw:start-shape="id2" draw:start-glue-point="1" draw:end-shape="id3" draw:end-glue-point="3" svg:d="m5727 4518c1438 0 530-2955 1818-2955">
          <text:p/>
        </draw:connector>
        <draw:custom-shape draw:style-name="gr2" draw:text-style-name="P1" draw:id="id4" draw:layer="layout" svg:width="3.273cm" svg:height="1cm" svg:x="7.272cm" svg:y="3.972cm">
          <text:p text:style-name="P1"><text:span text:style-name="T1">submitter</text:span></text:p>
          <text:p text:style-name="P1"><text:span text:style-name="T2">create sub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5.727cm" svg:y1="4.518cm" svg:x2="7.272cm" svg:y2="4.472cm" draw:start-shape="id2" draw:start-glue-point="1" draw:end-shape="id4" draw:end-glue-point="3" svg:d="m5727 4518c1233 0 461-46 1545-46">
          <text:p/>
        </draw:connector>
        <draw:custom-shape draw:style-name="gr2" draw:text-style-name="P1" draw:id="id5" draw:layer="layout" svg:width="2.909cm" svg:height="1cm" svg:x="11.636cm" svg:y="3.972cm">
          <text:p text:style-name="P1"><text:span text:style-name="T1">submitter</text:span></text:p>
          <text:p text:style-name="P1"><text:span text:style-name="T2">upload data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545cm" svg:y1="4.472cm" svg:x2="11.636cm" svg:y2="4.472cm" draw:start-shape="id4" draw:start-glue-point="1" draw:end-shape="id5" draw:end-glue-point="3" svg:d="m10545 4472h1091">
          <text:p/>
        </draw:connector>
        <draw:custom-shape draw:style-name="gr2" draw:text-style-name="P1" draw:id="id6" draw:layer="layout" svg:width="3.272cm" svg:height="1.364cm" svg:x="16.181cm" svg:y="5.063cm">
          <text:p text:style-name="P1"><text:span text:style-name="T1">submitter</text:span></text:p>
          <text:p text:style-name="P1"><text:span text:style-name="T2">request gatekeeper</text:span></text:p>
          <text:p text:style-name="P1"><text:span text:style-name="T2">re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545cm" svg:y1="4.472cm" svg:x2="16.181cm" svg:y2="5.745cm" draw:start-shape="id5" draw:start-glue-point="1" draw:end-shape="id6" draw:end-glue-point="3" svg:d="m14545 4472c1302 0 484 1273 1636 1273">
          <text:p/>
        </draw:connector>
        <draw:custom-shape draw:style-name="gr6" draw:text-style-name="P1" draw:id="id7" draw:layer="layout" svg:width="3.637cm" svg:height="1cm" svg:x="15.727cm" svg:y="0.972cm">
          <text:p text:style-name="P1"><text:span text:style-name="T1">submitter</text:span></text:p>
          <text:p text:style-name="P1"><text:span text:style-name="T2">create data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8" draw:layer="layout" svg:width="3.637cm" svg:height="1cm" svg:x="16.818cm" svg:y="2.609cm">
          <text:p text:style-name="P1"><text:span text:style-name="T1">submitter</text:span></text:p>
          <text:p text:style-name="P1"><text:span text:style-name="T2">link data to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545cm" svg:y1="4.472cm" svg:x2="15.727cm" svg:y2="1.472cm" draw:start-shape="id5" draw:start-glue-point="1" draw:end-shape="id7" draw:end-glue-point="3" svg:d="m14545 4472c960 0 369-3000 1182-3000">
          <text:p/>
        </draw:connector>
        <draw:connector draw:style-name="gr5" draw:text-style-name="P1" draw:layer="layout" draw:type="curve" svg:x1="17.545cm" svg:y1="1.972cm" svg:x2="18.636cm" svg:y2="2.609cm" draw:start-shape="id7" draw:start-glue-point="2" draw:end-shape="id8" draw:end-glue-point="0" svg:d="m17545 1972c0 478 1091 160 1091 637">
          <text:p/>
        </draw:connector>
        <draw:custom-shape draw:style-name="gr7" draw:text-style-name="P1" draw:id="id9" draw:layer="layout" svg:width="3.272cm" svg:height="1cm" svg:x="14.546cm" svg:y="8.609cm">
          <text:p text:style-name="P1"><text:span text:style-name="T1">gatekeeper</text:span></text:p>
          <text:p text:style-name="P1"><text:span text:style-name="T2">review sub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9.453cm" svg:y1="5.745cm" svg:x2="17.818cm" svg:y2="9.109cm" draw:start-shape="id6" draw:start-glue-point="1" draw:end-shape="id9" draw:end-glue-point="1" svg:d="m19453 5745c901 0 1719 3364-1635 3364">
          <text:p/>
        </draw:connector>
        <draw:custom-shape draw:style-name="gr7" draw:text-style-name="P1" draw:id="id10" draw:layer="layout" svg:width="3.272cm" svg:height="1.273cm" svg:x="9.909cm" svg:y="8.463cm">
          <text:p text:style-name="P1"><text:span text:style-name="T1">gatekeeper</text:span></text:p>
          <text:p text:style-name="P1"><text:span text:style-name="T2">accept submission</text:span></text:p>
          <text:p text:style-name="P1"><text:span text:style-name="T2">for c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546cm" svg:y1="9.109cm" svg:x2="13.181cm" svg:y2="9.099cm" draw:start-shape="id9" draw:start-glue-point="3" draw:end-shape="id10" draw:end-glue-point="1" svg:d="m14546 9109c-948 0-266-10-1365-10">
          <text:p/>
        </draw:connector>
        <draw:custom-shape draw:style-name="gr7" draw:text-style-name="P1" draw:id="id11" draw:layer="layout" svg:width="2.909cm" svg:height="0.91cm" svg:x="5.272cm" svg:y="8.635cm">
          <text:p text:style-name="P1"><text:span text:style-name="T1">gatekeeper</text:span></text:p>
          <text:p text:style-name="P1"><text:span text:style-name="T2">assign 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9.909cm" svg:y1="9.099cm" svg:x2="8.181cm" svg:y2="9.09cm" draw:start-shape="id10" draw:start-glue-point="3" draw:end-shape="id11" svg:d="m9909 9099c-1221 0-357-9-1728-9">
          <text:p/>
        </draw:connector>
        <draw:custom-shape draw:style-name="gr8" draw:text-style-name="P1" draw:id="id12" draw:layer="layout" svg:width="4.455cm" svg:height="1cm" svg:x="1.272cm" svg:y="11.463cm">
          <text:p text:style-name="P1"><text:span text:style-name="T1">curator</text:span></text:p>
          <text:p text:style-name="P1"><text:span text:style-name="T2">download submitt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272cm" svg:y1="9.09cm" svg:x2="1.272cm" svg:y2="11.963cm" draw:start-shape="id11" draw:start-glue-point="3" draw:end-shape="id12" draw:end-glue-point="3" svg:d="m5272 9090c-6751 0-4751 2873-4000 2873">
          <text:p/>
        </draw:connector>
        <draw:custom-shape draw:style-name="gr8" draw:text-style-name="P1" draw:id="id13" draw:layer="layout" svg:width="3.364cm" svg:height="0.909cm" svg:x="7.545cm" svg:y="11.563cm">
          <text:p text:style-name="P1"><text:span text:style-name="T1">curator [offline]</text:span></text:p>
          <text:p text:style-name="P1"><text:span text:style-name="T2">transform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727cm" svg:y1="11.963cm" svg:x2="7.545cm" svg:y2="12.017cm" draw:start-shape="id12" draw:start-glue-point="1" draw:end-shape="id13" draw:end-glue-point="3" svg:d="m5727 11963c1438 0 530 54 1818 54">
          <text:p/>
        </draw:connector>
        <draw:custom-shape draw:style-name="gr8" draw:text-style-name="P1" draw:id="id14" draw:layer="layout" svg:width="4.273cm" svg:height="0.909cm" svg:x="12.727cm" svg:y="11.563cm">
          <text:p text:style-name="P1"><text:span text:style-name="T1">curator</text:span></text:p>
          <text:p text:style-name="P1"><text:span text:style-name="T2">upload transform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909cm" svg:y1="12.017cm" svg:x2="12.727cm" svg:y2="12.017cm" draw:start-shape="id13" draw:start-glue-point="1" draw:end-shape="id14" draw:end-glue-point="3" svg:d="m10909 12017h1818">
          <text:p/>
        </draw:connector>
        <draw:custom-shape draw:style-name="gr8" draw:text-style-name="P1" draw:id="id15" draw:layer="layout" svg:width="4cm" svg:height="1.272cm" svg:x="14.09cm" svg:y="14.463cm">
          <text:p text:style-name="P1"><text:span text:style-name="T1">curator</text:span></text:p>
          <text:p text:style-name="P1"><text:span text:style-name="T2">link data to standard</text:span></text:p>
          <text:p text:style-name="P1"><text:span text:style-name="T2">data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7cm" svg:y1="12.017cm" svg:x2="18.09cm" svg:y2="15.099cm" draw:start-shape="id14" draw:start-glue-point="1" draw:end-shape="id15" svg:d="m17000 12017c2535 0 1990 3082 1090 3082">
          <text:p/>
        </draw:connector>
        <draw:custom-shape draw:style-name="gr8" draw:text-style-name="P1" draw:id="id16" draw:layer="layout" svg:width="4cm" svg:height="1.272cm" svg:x="15.454cm" svg:y="18.009cm">
          <text:p text:style-name="P1"><text:span text:style-name="T1">curator</text:span></text:p>
          <text:p text:style-name="P1"><text:span text:style-name="T2">create standard</text:span></text:p>
          <text:p text:style-name="P1"><text:span text:style-name="T2">data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7.454cm" svg:y1="18.009cm" svg:x2="16.09cm" svg:y2="15.735cm" draw:start-shape="id16" draw:start-glue-point="0" draw:end-shape="id15" draw:end-glue-point="2" svg:d="m17454 18009c0-1629-1364-492-1364-2274">
          <text:p/>
        </draw:connector>
        <draw:custom-shape draw:style-name="gr8" draw:text-style-name="P1" draw:id="id17" draw:layer="layout" svg:width="2.545cm" svg:height="1.364cm" svg:x="9.454cm" svg:y="14.372cm">
          <text:p text:style-name="P1"><text:span text:style-name="T1">curator</text:span></text:p>
          <text:p text:style-name="P1"><text:span text:style-name="T2">review data</text:span></text:p>
          <text:p text:style-name="P1"><text:span text:style-name="T2">for rele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09cm" svg:y1="15.099cm" svg:x2="11.999cm" svg:y2="15.054cm" draw:start-shape="id15" draw:start-glue-point="3" draw:end-shape="id17" draw:end-glue-point="1" svg:d="m14090 15099c-1492 0-447-45-2091-45">
          <text:p/>
        </draw:connector>
        <draw:custom-shape draw:style-name="gr8" draw:text-style-name="P1" draw:id="id18" draw:layer="layout" svg:width="4cm" svg:height="1.363cm" svg:x="9.454cm" svg:y="18.009cm">
          <text:p text:style-name="P1"><text:span text:style-name="T1">curator</text:span></text:p>
          <text:p text:style-name="P1"><text:span text:style-name="T2">create release</text:span></text:p>
          <text:p text:style-name="P1"><text:span text:style-name="T2">criteria spe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1.454cm" svg:y1="18.009cm" svg:x2="10.726cm" svg:y2="15.736cm" draw:start-shape="id18" draw:start-glue-point="0" draw:end-shape="id17" draw:end-glue-point="2" svg:d="m11454 18009c0-1630-728-494-728-2273">
          <text:p/>
        </draw:connector>
        <draw:custom-shape draw:style-name="gr8" draw:text-style-name="P1" draw:id="id19" draw:layer="layout" svg:width="2.545cm" svg:height="1.364cm" svg:x="5.181cm" svg:y="14.372cm">
          <text:p text:style-name="P1"><text:span text:style-name="T1">curator</text:span></text:p>
          <text:p text:style-name="P1"><text:span text:style-name="T2">approve data</text:span></text:p>
          <text:p text:style-name="P1"><text:span text:style-name="T2">for rele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9.454cm" svg:y1="15.054cm" svg:x2="7.726cm" svg:y2="15.054cm" draw:start-shape="id17" draw:start-glue-point="3" draw:end-shape="id19" draw:end-glue-point="1" svg:d="m9454 15054h-1728">
          <text:p/>
        </draw:connector>
        <draw:custom-shape draw:style-name="gr2" draw:text-style-name="P1" draw:id="id20" draw:layer="layout" svg:width="5.364cm" svg:height="1.455cm" svg:x="0.999cm" svg:y="24.699cm">
          <text:p text:style-name="P1"><text:span text:style-name="T1">submitter</text:span></text:p>
          <text:p text:style-name="P1"><text:span text:style-name="T2">view analyses, visualisation and </text:span></text:p>
          <text:p text:style-name="P1"><text:span text:style-name="T2">reports on submitt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1" draw:layer="layout" svg:width="4.091cm" svg:height="1.091cm" svg:x="7.727cm" svg:y="21.609cm">
          <text:p text:style-name="P1"><text:span text:style-name="T1">submitter</text:span></text:p>
          <text:p text:style-name="P1"><text:span text:style-name="T2">make submission pub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181cm" svg:y1="15.054cm" svg:x2="3.681cm" svg:y2="24.699cm" draw:start-shape="id19" draw:start-glue-point="3" draw:end-shape="id20" svg:d="m5181 15054c-1000 0-1500 3215-1500 9645">
          <text:p/>
        </draw:connector>
        <draw:connector draw:style-name="gr5" draw:text-style-name="P1" draw:layer="layout" draw:type="curve" draw:line-skew="0cm 1.352cm" svg:x1="5.181cm" svg:y1="15.054cm" svg:x2="9.772cm" svg:y2="21.609cm" draw:start-shape="id19" draw:start-glue-point="3" draw:end-shape="id21" draw:end-glue-point="0" svg:d="m5181 15054c-751 0-626 2510 709 3574s3882 679 3882 2981">
          <text:p/>
        </draw:connector>
        <draw:custom-shape draw:style-name="gr9" draw:text-style-name="P2" draw:layer="layout" svg:width="8.091cm" svg:height="1.636cm" svg:x="7.636cm" svg:y="26.7cm">
          <text:p text:style-name="P2"><text:span text:style-name="T3">The submitter does not have to make the submission public </text:span></text:p>
          <text:p text:style-name="P2"><text:span text:style-name="T3">before they can access tools for visualising, analysing and </text:span></text:p>
          <text:p text:style-name="P2"><text:span text:style-name="T3">generating reports on the submitted data. </text:span></text:p>
          <draw:enhanced-geometry svg:viewBox="0 0 21600 21600" draw:text-areas="800 800 20800 20800" draw:type="round-rectangular-callout" draw:modifiers="-2509.14483440435 -14184.4838118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layer="layout" svg:width="3.727cm" svg:height="0.976cm" svg:x="0.636cm" svg:y="0.337cm">
          <draw:text-box>
            <text:p>submission</text:p>
          </draw:text-box>
        </draw:frame>
        <draw:frame draw:style-name="gr10" draw:layer="layout" svg:width="2.818cm" svg:height="0.976cm" svg:x="17.454cm" svg:y="10.427cm">
          <draw:text-box>
            <text:p>cur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c0c0c0" draw:distance="0.1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6T12:58:08</meta:creation-date>
    <dc:date>2009-09-16T13:50:45</dc:date>
    <meta:editing-duration>PT00H52M38S</meta:editing-duration>
    <meta:editing-cycles>7</meta:editing-cycles>
    <meta:generator>OpenOffice.org/3.0$Linux OpenOffice.org_project/300m15$Build-9379</meta:gener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